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.9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23cm"/>
    </style:style>
    <style:style style:name="co4" style:family="table-column">
      <style:table-column-properties fo:break-before="auto" style:column-width="2.40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微软雅黑" fo:font-size="15pt" style:font-name-asian="微软雅黑" style:font-size-asian="15pt" style:font-size-complex="15pt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说明</text:p>
          </table:table-cell>
          <table:table-cell office:value-type="string" calcext:value-type="string">
            <text:p>状态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欧姆龙G2R-1-E-12VD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继电器</text:p>
          </table:table-cell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国标1.5平方硬线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2awg硅胶线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0308管型端子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0508管型端子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508管型端子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SC86-4A压线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把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*8六角双通铜柱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可用m3*10/12/14代替</text:p>
          </table:table-cell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*5梅花扁头螺丝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mm热缩管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8mm热缩管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3T16:52:58.547000000</dc:date>
    <meta:editing-duration>PT11M1S</meta:editing-duration>
    <meta:editing-cycles>12</meta:editing-cycles>
    <meta:generator>LibreOffice/7.4.2.3$Windows_X86_64 LibreOffice_project/382eef1f22670f7f4118c8c2dd222ec7ad009daf</meta:generator>
    <meta:document-statistic meta:table-count="1" meta:cell-count="47" meta:object-count="0"/>
  </office:meta>
</office:document-meta>
</file>